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x Character</text:p>
      <text:p text:style-name="Standard">This script is called when the party is Encamped and the 'FIX' menu option is selected or when 'FIX is selected in a Temple Event. <text:s/>The engine selects a 'FIX' spells at random and a target for the spell at random. <text:s/>It then calls this script to see if that particular party member should be the object of the spell. <text:s/>If the script returns an empty string or a string containing the single digit '0' (zero) then the spell is not cast and a different, random, spell/target <text:s/>combination is attempted.</text:p>
      <text:p text:style-name="Standard"/>
      <text:p text:style-name="Standard">You might use this hook to prevent casting 'Slow Poison' spells on a PC that is not poisoned.</text:p>
      <text:p text:style-name="Standard"/>
      <text:p text:style-name="Standard">The default action if no script exists is to cast the spell if the target's hit-point value is less than the target's maximum hit-point value..</text:p>
      <text:p text:style-name="Heading">Hook Parameters</text:p>
      <text:p text:style-name="Standard"><text:tab/>Hook Parameter[5] = “Temple” or “Encamp” depending on the situation.</text:p>
      <text:p text:style-name="Heading">Context</text:p>
      <text:p text:style-name="Standard"/>
      <text:list xml:id="list29664986" text:style-name="L1">
        <text:list-item>
          <text:p text:style-name="P2">Character – the target of the spell</text:p>
        </text:list-item>
        <text:list-item>
          <text:p text:style-name="P2">Spell – the 'FIX' spell being ca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10:01:05.22</meta:creation-date>
    <meta:generator>OpenOffice.org/3.2$Win32 OpenOffice.org_project/320m18$Build-9502</meta:generator>
    <dc:date>2011-02-15T09:56:46.51</dc:date>
    <dc:creator>Paul Stevens</dc:creator>
    <meta:editing-duration>PT00H14M09S</meta:editing-duration>
    <meta:editing-cycles>3</meta:editing-cycles>
    <meta:document-statistic meta:table-count="0" meta:image-count="0" meta:object-count="0" meta:page-count="1" meta:paragraph-count="9" meta:word-count="166" meta:character-count="907"/>
  </office:meta>
</office:document-meta>
</file>